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"/></text:p>
      <text:p text:style-name="Standard"><text:s text:c="12"/>There are 21 fox species, but I am doing my report on the arctic fox. I am doing it on the arctic fox, because they are my favorite animal and because I like cold places in the arctic circle (which includes Greenland, <text:s/>Iceland, North America, Russia, and Scandinavia) and foxes.</text:p>
      <text:p text:style-name="Standard"><text:s text:c="31"/>Foxes are all over the world so don't be surprised if you bump into a fox when you are on a nature hike.</text:p>
      <text:p text:style-name="Standard"><text:s text:c="33"/>Arctic foxes are about 2.5-8kg and 28-32cm. Their body length can be 50-70cm but most of them is tail because their tail is 28-40cm lo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dora White</meta:initial-creator>
    <meta:creation-date>2010-03-08T18:46:51.08</meta:creation-date>
    <meta:document-statistic meta:table-count="0" meta:image-count="0" meta:object-count="0" meta:page-count="1" meta:paragraph-count="4" meta:word-count="98" meta:character-count="601"/>
    <dc:date>2010-03-08T19:10:26.10</dc:date>
    <dc:creator>Isadora White</dc:creator>
    <meta:editing-duration>PT00H08M24S</meta:editing-duration>
    <meta:editing-cycles>1</meta:editing-cycles>
    <meta:generator>OpenOffice.org/3.1$Win32 OpenOffice.org_project/310m19$Build-9420</meta:generator>
  </office:meta>
</office:document-meta>
</file>